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が動かないと、移動するのが大変
でねえ・・・</text:p>
          </table:table-cell>
          <table:table-cell table:number-columns-repeated="1023"/>
        </table:table-row>
        <table:table-row>
          <table:table-cell table:style-name="ce0" office:value-type="string">
            <text:p>しっかし器用な子だなあ。　大工見習いとして
ちょっとジェラシーだぜ。</text:p>
          </table:table-cell>
          <table:table-cell table:number-columns-repeated="1023"/>
        </table:table-row>
        <table:table-row>
          <table:table-cell table:style-name="ce0" office:value-type="string">
            <text:p>俺も大工見習いとして精進あるのみだ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3+02:00</meta:creation-date>
    <dc:date>2019-09-21T11:23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